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 mathvariant="italic">note</mi>
            <mi mathvariant="normal">:</mi>
            <mtext>assume all bugs fixed, op is successful, and executed instantaniously</mtext>
          </mrow>
        </mtd>
      </mtr>
      <mtr>
        <mtd>
          <mrow>
            <mrow>
              <mover accent="true">
                <mi>p</mi>
                <mo stretchy="false">̄</mo>
              </mover>
              <mo stretchy="false">=</mo>
              <mi mathvariant="italic">avg</mi>
            </mrow>
            <mi mathvariant="italic">pop</mi>
            <mi>;</mi>
            <mrow>
              <mi>i</mi>
              <mo stretchy="false">=</mo>
              <mrow>
                <msub>
                  <mi>t</mi>
                  <mo stretchy="false">Σ</mo>
                </msub>
                <mo stretchy="false">/</mo>
                <msub>
                  <mi>t</mi>
                  <mi>i</mi>
                </msub>
              </mrow>
            </mrow>
            <mi>;</mi>
            <mrow>
              <mi>n</mi>
              <mo stretchy="false">=</mo>
              <mi mathvariant="italic">final</mi>
            </mrow>
            <mi mathvariant="italic">rank</mi>
            <mi>;</mi>
            <mrow>
              <msub>
                <mi>m</mi>
                <mi>n</mi>
              </msub>
              <mo stretchy="false">=</mo>
              <mrow>
                <mn>51</mn>
                <mo stretchy="false">−</mo>
                <mn>3n</mn>
              </mrow>
            </mrow>
            <mi>;</mi>
            <mrow>
              <msub>
                <mi>g</mi>
                <mi>n</mi>
              </msub>
              <mo stretchy="false">=</mo>
              <mi mathvariant="italic">natural</mi>
            </mrow>
            <mi mathvariant="italic">growth</mi>
            <mi mathvariant="italic">of</mi>
            <mi>n</mi>
          </mrow>
        </mtd>
      </mtr>
      <mtr>
        <mtd>
          <mrow>
            <mrow>
              <msub>
                <mi>v</mi>
                <mrow>
                  <mi>n</mi>
                  <mi>,</mi>
                  <mi>f</mi>
                </mrow>
              </msub>
              <mo stretchy="false">=</mo>
              <mi mathvariant="italic">final</mi>
            </mrow>
            <mi mathvariant="italic">votes</mi>
            <mi mathvariant="italic">for</mi>
            <mi>n</mi>
            <mi>;</mi>
            <mrow>
              <msub>
                <mi>v</mi>
                <mrow>
                  <mi>n</mi>
                  <mi>,</mi>
                  <mi>c</mi>
                </mrow>
              </msub>
              <mo stretchy="false">=</mo>
              <mi mathvariant="italic">current</mi>
            </mrow>
            <mi mathvariant="italic">votes</mi>
            <mi mathvariant="italic">for</mi>
            <mi>n</mi>
          </mrow>
        </mtd>
      </mtr>
      <mtr>
        <mtd>
          <mrow>
            <mrow>
              <mrow>
                <msub>
                  <mi>v</mi>
                  <mrow>
                    <mi>n</mi>
                    <mi>,</mi>
                    <mi>f</mi>
                  </mrow>
                </msub>
                <mo stretchy="false">&gt;</mo>
                <msub>
                  <mi>v</mi>
                  <mrow>
                    <mrow>
                      <mi>n</mi>
                      <mo stretchy="false">+</mo>
                      <mn>1,</mn>
                    </mrow>
                    <mi>f</mi>
                  </mrow>
                </msub>
              </mrow>
              <mo stretchy="false">&gt;</mo>
              <msub>
                <mi>v</mi>
                <mrow>
                  <mrow>
                    <mi>n</mi>
                    <mo stretchy="false">+</mo>
                    <mn>2,</mn>
                  </mrow>
                  <mi>f</mi>
                </mrow>
              </msub>
            </mrow>
            <mrow>
              <mrow>
                <mn>...</mn>
                <mo stretchy="false">&gt;</mo>
                <msub>
                  <mi>v</mi>
                  <mrow>
                    <mn>14,</mn>
                    <mi>f</mi>
                  </mrow>
                </msub>
              </mrow>
              <mo stretchy="false">&gt;</mo>
              <msub>
                <mi>v</mi>
                <mrow>
                  <mi>X</mi>
                  <mi>,</mi>
                  <mi>f</mi>
                </mrow>
              </msub>
            </mrow>
          </mrow>
        </mtd>
      </mtr>
      <mtr>
        <mtd>
          <mrow>
            <mrow>
              <msub>
                <mi>v</mi>
                <mrow>
                  <mi>n</mi>
                  <mi>,</mi>
                  <mi>f</mi>
                </mrow>
              </msub>
              <mo stretchy="false">=</mo>
              <mrow>
                <msub>
                  <mi>v</mi>
                  <mrow>
                    <mi>n</mi>
                    <mi>,</mi>
                    <mi>c</mi>
                  </mrow>
                </msub>
                <mo stretchy="false">+</mo>
                <msub>
                  <mi>m</mi>
                  <mi>n</mi>
                </msub>
              </mrow>
            </mrow>
            <mi>i</mi>
            <mrow>
              <mover accent="true">
                <mi>p</mi>
                <mo stretchy="false">̄</mo>
              </mover>
              <mo stretchy="false">+</mo>
              <msub>
                <mi>g</mi>
                <mi>n</mi>
              </msub>
            </mrow>
          </mrow>
        </mtd>
      </mtr>
      <mtr>
        <mtd>
          <mrow>
            <mrow>
              <msub>
                <mi>v</mi>
                <mrow>
                  <mi>n</mi>
                  <mi>,</mi>
                  <mi>f</mi>
                </mrow>
              </msub>
              <mo stretchy="false">=</mo>
              <mrow>
                <msub>
                  <mi>v</mi>
                  <mrow>
                    <mi>n</mi>
                    <mi>,</mi>
                    <mi>c</mi>
                  </mrow>
                </msub>
                <mo stretchy="false">+</mo>
                <mrow>
                  <mrow>
                    <mo stretchy="false">(</mo>
                    <mrow>
                      <mn>51</mn>
                      <mo stretchy="false">−</mo>
                      <mn>3n</mn>
                    </mrow>
                    <mo stretchy="false">)</mo>
                  </mrow>
                  <mo stretchy="false">∗</mo>
                  <mi>i</mi>
                </mrow>
              </mrow>
            </mrow>
            <mrow>
              <mover accent="true">
                <mi>p</mi>
                <mo stretchy="false">̄</mo>
              </mover>
              <mo stretchy="false">+</mo>
              <msub>
                <mi>g</mi>
                <mi>n</mi>
              </msub>
            </mrow>
          </mrow>
        </mtd>
      </mtr>
      <mtr>
        <mtd>
          <mrow>
            <msub>
              <mi>v</mi>
              <mrow>
                <mi>X</mi>
                <mi>,</mi>
                <mi>f</mi>
              </mrow>
            </msub>
            <mo stretchy="false">=</mo>
            <mrow>
              <msub>
                <mi>v</mi>
                <mrow>
                  <mi>X</mi>
                  <mi>,</mi>
                  <mi>c</mi>
                </mrow>
              </msub>
              <mo stretchy="false">+</mo>
              <msub>
                <mi>g</mi>
                <mi>X</mi>
              </msub>
            </mrow>
          </mrow>
        </mtd>
      </mtr>
      <mtr>
        <mtd>
          <mrow>
            <mrow>
              <msub>
                <mi>v</mi>
                <mrow>
                  <mi>X</mi>
                  <mi>,</mi>
                  <mi>c</mi>
                </mrow>
              </msub>
              <mo stretchy="false">=</mo>
              <mn>269</mn>
            </mrow>
            <mn>105</mn>
          </mrow>
        </mtd>
      </mtr>
      <mtr>
        <mtd>
          <mrow>
            <mrow>
              <msub>
                <mi>t</mi>
                <mi>i</mi>
              </msub>
              <mo stretchy="false">=</mo>
              <mn>10</mn>
            </mrow>
            <mi mathvariant="italic">minutes</mi>
            <mi>;</mi>
            <mrow>
              <msub>
                <mi>t</mi>
                <mo stretchy="false">Σ</mo>
              </msub>
              <mo stretchy="false">=</mo>
              <mn>7</mn>
            </mrow>
            <mrow>
              <mi mathvariant="italic">days</mi>
              <mo stretchy="false">+</mo>
              <mn>11</mn>
            </mrow>
            <mrow>
              <mi mathvariant="italic">hours</mi>
              <mo stretchy="false">+</mo>
              <mn>30</mn>
            </mrow>
            <mrow>
              <mi mathvariant="italic">minutes</mi>
              <mo stretchy="false">=</mo>
              <mn>10770</mn>
            </mrow>
            <mi mathvariant="italic">minutes</mi>
            <mi>;</mi>
            <mrow>
              <mi>i</mi>
              <mo stretchy="false">=</mo>
              <mn>1</mn>
            </mrow>
            <mn>077</mn>
          </mrow>
        </mtd>
      </mtr>
      <mtr>
        <mtd>
          <mrow>
            <mrow>
              <msub>
                <mi>v</mi>
                <mrow>
                  <mi>n</mi>
                  <mi>,</mi>
                  <mi>f</mi>
                </mrow>
              </msub>
              <mo stretchy="false">=</mo>
              <mrow>
                <msub>
                  <mi>v</mi>
                  <mrow>
                    <mi>n</mi>
                    <mi>,</mi>
                    <mi>c</mi>
                  </mrow>
                </msub>
                <mo stretchy="false">+</mo>
                <mrow>
                  <mrow>
                    <mo stretchy="false">(</mo>
                    <mrow>
                      <mn>51</mn>
                      <mo stretchy="false">−</mo>
                      <mn>3n</mn>
                    </mrow>
                    <mo stretchy="false">)</mo>
                  </mrow>
                  <mo stretchy="false">∗</mo>
                  <mn>1</mn>
                </mrow>
              </mrow>
            </mrow>
            <mrow>
              <mrow>
                <mn>077</mn>
                <mo stretchy="false">∗</mo>
                <mover accent="true">
                  <mi>p</mi>
                  <mo stretchy="false">̄</mo>
                </mover>
              </mrow>
              <mo stretchy="false">+</mo>
              <msub>
                <mi>g</mi>
                <mi>n</mi>
              </msub>
            </mrow>
          </mrow>
        </mtd>
      </mtr>
      <mtr>
        <mtd>
          <mrow>
            <mrow>
              <msub>
                <mi>v</mi>
                <mrow>
                  <mi>n</mi>
                  <mi>,</mi>
                  <mi>c</mi>
                </mrow>
              </msub>
              <mo stretchy="false">+</mo>
              <mrow>
                <mrow>
                  <mo stretchy="false">(</mo>
                  <mrow>
                    <mn>51</mn>
                    <mo stretchy="false">−</mo>
                    <mn>3n</mn>
                  </mrow>
                  <mo stretchy="false">)</mo>
                </mrow>
                <mo stretchy="false">∗</mo>
                <mn>1</mn>
              </mrow>
            </mrow>
            <mrow>
              <mrow>
                <mrow>
                  <mn>077</mn>
                  <mo stretchy="false">∗</mo>
                  <mover accent="true">
                    <mi>p</mi>
                    <mo stretchy="false">̄</mo>
                  </mover>
                </mrow>
                <mo stretchy="false">+</mo>
                <msub>
                  <mi>g</mi>
                  <mi>n</mi>
                </msub>
              </mrow>
              <mo stretchy="false">&gt;</mo>
              <mrow>
                <msub>
                  <mi>v</mi>
                  <mrow>
                    <mrow>
                      <mi>n</mi>
                      <mo stretchy="false">+</mo>
                      <mn>1,</mn>
                    </mrow>
                    <mi>c</mi>
                  </mrow>
                </msub>
                <mo stretchy="false">+</mo>
                <mrow>
                  <mrow>
                    <mo stretchy="false">(</mo>
                    <mrow>
                      <mrow>
                        <mn>51</mn>
                        <mo stretchy="false">−</mo>
                        <mn>3</mn>
                      </mrow>
                      <mrow>
                        <mo stretchy="false">[</mo>
                        <mrow>
                          <mi>n</mi>
                          <mo stretchy="false">+</mo>
                          <mn>1</mn>
                        </mrow>
                        <mo stretchy="false">]</mo>
                      </mrow>
                    </mrow>
                    <mo stretchy="false">)</mo>
                  </mrow>
                  <mo stretchy="false">∗</mo>
                  <mn>1</mn>
                </mrow>
              </mrow>
            </mrow>
            <mrow>
              <mrow>
                <mn>077</mn>
                <mo stretchy="false">∗</mo>
                <mover accent="true">
                  <mi>p</mi>
                  <mo stretchy="false">̄</mo>
                </mover>
              </mrow>
              <mo stretchy="false">+</mo>
              <msub>
                <mi>g</mi>
                <mrow>
                  <mi>n</mi>
                  <mo stretchy="false">+</mo>
                  <mn>1</mn>
                </mrow>
              </msub>
            </mrow>
          </mrow>
        </mtd>
      </mtr>
      <mtr>
        <mtd>
          <mrow>
            <mrow>
              <mrow>
                <mo stretchy="false">(</mo>
                <mrow>
                  <mn>51</mn>
                  <mo stretchy="false">−</mo>
                  <mn>3n</mn>
                </mrow>
                <mo stretchy="false">)</mo>
              </mrow>
              <mo stretchy="false">∗</mo>
              <mn>1</mn>
            </mrow>
            <mrow>
              <mrow>
                <mn>077</mn>
                <mo stretchy="false">∗</mo>
                <mover accent="true">
                  <mi>p</mi>
                  <mo stretchy="false">̄</mo>
                </mover>
              </mrow>
              <mo stretchy="false">−</mo>
              <mrow>
                <mrow>
                  <mo stretchy="false">(</mo>
                  <mrow>
                    <mn>48</mn>
                    <mo stretchy="false">−</mo>
                    <mn>3n</mn>
                  </mrow>
                  <mo stretchy="false">)</mo>
                </mrow>
                <mo stretchy="false">∗</mo>
                <mn>1</mn>
              </mrow>
            </mrow>
            <mrow>
              <mrow>
                <mn>077</mn>
                <mo stretchy="false">∗</mo>
                <mover accent="true">
                  <mi>p</mi>
                  <mo stretchy="false">̄</mo>
                </mover>
              </mrow>
              <mo stretchy="false">&gt;</mo>
              <mrow>
                <mrow>
                  <mrow>
                    <msub>
                      <mi>v</mi>
                      <mrow>
                        <mrow>
                          <mi>n</mi>
                          <mo stretchy="false">+</mo>
                          <mn>1,</mn>
                        </mrow>
                        <mi>c</mi>
                      </mrow>
                    </msub>
                    <mo stretchy="false">−</mo>
                    <msub>
                      <mi>v</mi>
                      <mrow>
                        <mi>n</mi>
                        <mi>,</mi>
                        <mi>c</mi>
                      </mrow>
                    </msub>
                  </mrow>
                  <mo stretchy="false">+</mo>
                  <msub>
                    <mi>g</mi>
                    <mrow>
                      <mi>n</mi>
                      <mo stretchy="false">+</mo>
                      <mn>1</mn>
                    </mrow>
                  </msub>
                </mrow>
                <mo stretchy="false">−</mo>
                <msub>
                  <mi>g</mi>
                  <mi>n</mi>
                </msub>
              </mrow>
            </mrow>
          </mrow>
        </mtd>
      </mtr>
      <mtr>
        <mtd>
          <mrow>
            <mrow>
              <mn>3</mn>
              <mo stretchy="false">∗</mo>
              <mn>1</mn>
            </mrow>
            <mrow>
              <mrow>
                <mn>077</mn>
                <mo stretchy="false">∗</mo>
                <mover accent="true">
                  <mi>p</mi>
                  <mo stretchy="false">̄</mo>
                </mover>
              </mrow>
              <mo stretchy="false">&gt;</mo>
              <mrow>
                <mrow>
                  <mrow>
                    <msub>
                      <mi>v</mi>
                      <mrow>
                        <mrow>
                          <mi>n</mi>
                          <mo stretchy="false">+</mo>
                          <mn>1,</mn>
                        </mrow>
                        <mi>c</mi>
                      </mrow>
                    </msub>
                    <mo stretchy="false">−</mo>
                    <msub>
                      <mi>v</mi>
                      <mrow>
                        <mi>n</mi>
                        <mi>,</mi>
                        <mi>c</mi>
                      </mrow>
                    </msub>
                  </mrow>
                  <mo stretchy="false">+</mo>
                  <msub>
                    <mi>g</mi>
                    <mrow>
                      <mi>n</mi>
                      <mo stretchy="false">+</mo>
                      <mn>1</mn>
                    </mrow>
                  </msub>
                </mrow>
                <mo stretchy="false">−</mo>
                <msub>
                  <mi>g</mi>
                  <mi>n</mi>
                </msub>
              </mrow>
            </mrow>
          </mrow>
        </mtd>
      </mtr>
      <mtr>
        <mtd>
          <mrow>
            <mover accent="true">
              <mi>p</mi>
              <mo stretchy="false">̄</mo>
            </mover>
            <mo stretchy="false">&gt;</mo>
            <mfrac>
              <mfenced open="(" close=")">
                <mrow>
                  <mrow>
                    <mrow>
                      <msub>
                        <mi>v</mi>
                        <mrow>
                          <mrow>
                            <mi>n</mi>
                            <mo stretchy="false">+</mo>
                            <mn>1,</mn>
                          </mrow>
                          <mi>c</mi>
                        </mrow>
                      </msub>
                      <mo stretchy="false">−</mo>
                      <msub>
                        <mi>v</mi>
                        <mrow>
                          <mi>n</mi>
                          <mi>,</mi>
                          <mi>c</mi>
                        </mrow>
                      </msub>
                    </mrow>
                    <mo stretchy="false">+</mo>
                    <msub>
                      <mi>g</mi>
                      <mrow>
                        <mi>n</mi>
                        <mo stretchy="false">+</mo>
                        <mn>1</mn>
                      </mrow>
                    </msub>
                  </mrow>
                  <mo stretchy="false">−</mo>
                  <msub>
                    <mi>g</mi>
                    <mi>n</mi>
                  </msub>
                </mrow>
              </mfenced>
              <mrow>
                <mn>3</mn>
                <mn>231</mn>
              </mrow>
            </mfrac>
          </mrow>
        </mtd>
      </mtr>
      <mtr>
        <mtd>
          <mrow>
            <mover accent="true">
              <mi>p</mi>
              <mo stretchy="false">̄</mo>
            </mover>
            <mo stretchy="false">&gt;</mo>
            <mfrac>
              <mfenced open="(" close=")">
                <mrow>
                  <msub>
                    <mi>v</mi>
                    <mrow>
                      <mrow>
                        <mi>n</mi>
                        <mo stretchy="false">+</mo>
                        <mn>1,</mn>
                      </mrow>
                      <mi>c</mi>
                    </mrow>
                  </msub>
                  <mo stretchy="false">−</mo>
                  <msub>
                    <mi>v</mi>
                    <mrow>
                      <mi>n</mi>
                      <mi>,</mi>
                      <mi>c</mi>
                    </mrow>
                  </msub>
                </mrow>
              </mfenced>
              <mrow>
                <mn>3</mn>
                <mn>231</mn>
              </mrow>
            </mfrac>
          </mrow>
        </mtd>
      </mtr>
    </mtable>
    <annotation encoding="StarMath 5.0">note:"assume all bugs fixed, op is successful, and executed instantaniously"
newline
bar p = avg pop; i=t sub %SIGMA/t sub i; n=final rank; m sub n=51-3n;g sub n=natural growth of n
newline
v sub {n,f}=final votes for n; v sub {n,c}=current votes for n
newline
v sub {n,f}&gt;v sub {n+1,f}&gt;v sub {n+2,f}...&gt;v sub {14,f}&gt;v sub {X,f}
newline
v sub {n,f}=v sub {n,c}+m sub n i bar p+g sub n

newline
v sub {n,f}=v sub {n,c}+(51-3n) * i bar p+g sub n

newline
v sub {X,f}=v sub{X,c}+g sub X

newline
v sub {X,c}=269 105

newline
t sub i=10 minutes;
t sub %SIGMA=7 days+11 hours+30 minutes=10770 minutes;i=1 077

newline
v sub {n,f}=v sub {n,c}+(51-3n) * 1 077 * bar p+g sub n

newline
v sub {n,c}+(51-3n) * 1 077 * bar p+g sub n&gt;v sub {n+1,c}+(51-3[n+1]) * 1 077 * bar p+g sub {n+1}

newline
(51-3n) * 1 077 * bar p-(48-3n) * 1 077 * bar p&gt;v sub {n+1,c}-v sub {n,c}+g sub {n+1}-g sub n

newline
3 * 1 077 * bar p&gt;v sub {n+1,c}-v sub {n,c}+g sub {n+1}-g sub n

newline
bar p&gt;left( v sub {n+1,c}-v sub {n,c}+g sub {n+1}-g sub n right) over {3 231}

newline
bar p&gt;left( v sub {n+1,c}-v sub {n,c} right) over {3 231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iah Gaertner</meta:initial-creator>
    <meta:creation-date>2012-12-05T08:26:48</meta:creation-date>
    <meta:generator>OpenOffice.org/3.3$Unix OpenOffice.org_project/330m20$Build-9567</meta:generator>
  </office:meta>
</office:document-meta>
</file>